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163600000E9300000BAE0131D37DBB5352BD.svg" manifest:media-type="image/svg+xml"/>
  <manifest:file-entry manifest:full-path="Pictures/10000F7900001D4700001D471967602B2AC29287.svg" manifest:media-type="image/svg+xml"/>
  <manifest:file-entry manifest:full-path="Pictures/1000158700000B0F00000B0F363735B5139BA88E.svg" manifest:media-type="image/svg+xml"/>
  <manifest:file-entry manifest:full-path="Pictures/100002010000006B0000006B5C94418756620D87.png" manifest:media-type="image/png"/>
  <manifest:file-entry manifest:full-path="Pictures/100002010000013E000000E2CED4324AE712D04E.png" manifest:media-type="image/png"/>
  <manifest:file-entry manifest:full-path="Pictures/100002010000013E000000E1DF5625E5F16F7E97.png" manifest:media-type="image/png"/>
  <manifest:file-entry manifest:full-path="Pictures/100002010000008D000000715CBA5D03E4E82809.png" manifest:media-type="image/png"/>
  <manifest:file-entry manifest:full-path="Pictures/100002010000013E000000E28F9B177233A509DD.png" manifest:media-type="image/png"/>
  <manifest:file-entry manifest:full-path="Pictures/10000201000001B10000019DE7393C0BE8DC843C.png" manifest:media-type="image/png"/>
  <manifest:file-entry manifest:full-path="Pictures/100000000000012A0000028C3B63531ED7348F27.png" manifest:media-type="image/png"/>
  <manifest:file-entry manifest:full-path="Pictures/100002010000011B0000011BF9164701C7376DD5.png" manifest:media-type="image/png"/>
  <manifest:file-entry manifest:full-path="Pictures/10001B1D00000A7000000B790D72CC6EB89BAD3B.svg" manifest:media-type="image/svg+xml"/>
  <manifest:file-entry manifest:full-path="Pictures/10000200000001090000013A4A8D96999C61DE5E.png" manifest:media-type="image/png"/>
  <manifest:file-entry manifest:full-path="Pictures/10000201000000650000006FFAFEE019445B8D3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b4c7dc" draw:fill-gradient-name="Gradient_20_2" draw:textarea-horizontal-align="justify" draw:textarea-vertical-align="top" draw:auto-grow-height="false" fo:min-height="19.34cm" fo:min-width="12.74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gradient" draw:fill-color="#b4c7dc" draw:fill-gradient-name="Gradient_20_2" draw:textarea-horizontal-align="justify" draw:textarea-vertical-align="top" draw:auto-grow-height="false" fo:min-height="19.34cm" fo:min-width="8.39cm"/>
    </style:style>
    <style:style style:name="gr4" style:family="graphic" style:parent-style-name="standard">
      <style:graphic-properties draw:fill-color="#ffd8ce" draw:textarea-horizontal-align="justify" draw:textarea-vertical-align="middle" draw:auto-grow-height="false" fo:min-height="0.647cm" fo:min-width="3.687cm"/>
    </style:style>
    <style:style style:name="gr5" style:family="graphic" style:parent-style-name="standard" style:list-style-name="L1">
      <style:graphic-properties draw:fill-color="#ffffff" draw:textarea-horizontal-align="justify" draw:textarea-vertical-align="middle" draw:auto-grow-height="false" fo:min-height="1.528cm" fo:min-width="7.501cm"/>
    </style:style>
    <style:style style:name="gr6" style:family="graphic" style:parent-style-name="standard">
      <style:graphic-properties draw:fill="solid" draw:fill-color="#ff6d6d" draw:textarea-horizontal-align="justify" draw:textarea-vertical-align="middle" draw:auto-grow-height="false" fo:min-height="0.576cm" fo:min-width="3.724cm"/>
    </style:style>
    <style:style style:name="gr7" style:family="graphic" style:parent-style-name="standard">
      <style:graphic-properties draw:fill-color="#ffd8ce" draw:textarea-horizontal-align="justify" draw:textarea-vertical-align="middle" draw:auto-grow-height="false" fo:min-height="0.639cm" fo:min-width="2.929cm"/>
    </style:style>
    <style:style style:name="gr8" style:family="graphic" style:parent-style-name="standard">
      <style:graphic-properties draw:fill-color="#ffd8ce" draw:textarea-horizontal-align="justify" draw:textarea-vertical-align="middle" draw:auto-grow-height="false" fo:min-height="0.639cm" fo:min-width="3.437cm"/>
    </style:style>
    <style:style style:name="gr9" style:family="graphic" style:parent-style-name="standard">
      <style:graphic-properties draw:fill-color="#ffd8ce" draw:textarea-horizontal-align="justify" draw:textarea-vertical-align="middle" draw:auto-grow-height="false" fo:min-height="0.647cm" fo:min-width="2.806cm"/>
    </style:style>
    <style:style style:name="gr10" style:family="graphic" style:parent-style-name="standard">
      <style:graphic-properties draw:fill-color="#ffd8ce" draw:textarea-horizontal-align="justify" draw:textarea-vertical-align="middle" draw:auto-grow-height="false" fo:min-height="1.339cm" fo:min-width="3.687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2.036cm" fo:min-width="1.786cm"/>
    </style:style>
    <style:style style:name="gr12" style:family="graphic" style:parent-style-name="standard" style:list-style-name="L1">
      <style:graphic-properties draw:fill-color="#ffffff" draw:textarea-horizontal-align="justify" draw:textarea-vertical-align="middle" draw:auto-grow-height="false" fo:min-height="1.147cm" fo:min-width="3.437cm"/>
    </style:style>
    <style:style style:name="gr13" style:family="graphic" style:parent-style-name="standard" style:list-style-name="L1">
      <style:graphic-properties draw:fill-color="#ffffff" draw:textarea-horizontal-align="justify" draw:textarea-vertical-align="middle" draw:auto-grow-height="false" fo:min-height="3.306cm" fo:min-width="5.85cm"/>
    </style:style>
    <style:style style:name="gr14" style:family="graphic" style:parent-style-name="standard" style:list-style-name="L1">
      <style:graphic-properties draw:fill-color="#ffffff" draw:textarea-horizontal-align="justify" draw:textarea-vertical-align="middle" draw:auto-grow-height="false" fo:min-height="1.147cm" fo:min-width="3.564cm"/>
    </style:style>
    <style:style style:name="gr15" style:family="graphic" style:parent-style-name="standard">
      <style:graphic-properties draw:fill-color="#ffd8ce" draw:textarea-horizontal-align="justify" draw:textarea-vertical-align="middle" draw:auto-grow-height="false" fo:min-height="0.639cm" fo:min-width="3.564cm"/>
    </style:style>
    <style:style style:name="gr16" style:family="graphic" style:parent-style-name="standard" style:list-style-name="L1">
      <style:graphic-properties draw:fill-color="#ffffff" draw:textarea-horizontal-align="justify" draw:textarea-vertical-align="middle" draw:auto-grow-height="false" fo:min-height="1.147cm" fo:min-width="7.882cm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gradient" draw:fill-color="#b4c7dc" draw:fill-gradient-name="Gradient_20_2"/>
      <style:paragraph-properties fo:text-align="center"/>
      <style:text-properties fo:color="#2a6099" fo:font-size="14pt" fo:font-weight="bold" fo:background-color="#fff5ce" style:font-size-asian="14pt" style:font-weight-asian="bold" style:font-size-complex="14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d8ce"/>
      <style:paragraph-properties fo:text-align="center"/>
    </style:style>
    <style:style style:name="P5" style:family="paragraph">
      <style:paragraph-properties fo:margin-left="0cm" fo:margin-right="0cm" fo:margin-top="0.2cm" fo:margin-bottom="0.2cm" fo:line-height="100%" fo:text-align="center" fo:text-indent="0cm"/>
    </style:style>
    <style:style style:name="P6" style:family="paragraph">
      <loext:graphic-properties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IPAPGothi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6d6d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-color="#ffd8ce"/>
      <style:paragraph-properties fo:text-align="star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style:paragraph-properties fo:margin-left="0cm" fo:margin-right="0cm" fo:margin-top="0cm" fo:margin-bottom="0cm" fo:line-height="100%" fo:text-align="end" fo:text-indent="0cm"/>
    </style:style>
    <style:style style:name="P15" style:family="paragraph">
      <loext:graphic-properties draw:fill-color="#ffffff"/>
      <style:paragraph-properties fo:margin-left="0cm" fo:margin-right="0cm" fo:margin-top="0cm" fo:margin-bottom="0cm" fo:line-height="100%" fo:text-align="end" fo:text-indent="0cm"/>
    </style:style>
    <style:style style:name="T1" style:family="text">
      <style:text-properties fo:font-variant="normal" fo:text-transform="none" fo:color="#2a6099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transparent" style:font-name-asian="IPAPGothic" style:font-size-asian="14pt" style:font-style-asian="normal" style:font-weight-asian="bold" style:font-name-complex="Droid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2a6099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IPAPGothic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8000" fo:font-weight="normal" style:font-weight-asian="normal" style:font-weight-complex="normal"/>
    </style:style>
    <style:style style:name="T4" style:family="text">
      <style:text-properties fo:color="#2a6099" fo:font-size="14pt" fo:font-weight="bold" fo:background-color="transparent" style:font-size-asian="14pt" style:font-weight-asian="bold" style:font-size-complex="14pt" style:font-weight-complex="bold"/>
    </style:style>
    <style:style style:name="T5" style:family="text">
      <style:text-properties fo:color="#ff8000" fo:font-size="14pt" fo:font-weight="normal" fo:background-color="transparent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24cm" svg:height="19.59cm" svg:x="13.7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126cm" svg:height="4.953cm" svg:x="21.036cm" svg:y="11.795cm">
          <draw:image xlink:href="Pictures/100002010000013E000000E1DF5625E5F16F7E97.png" xlink:type="simple" xlink:show="embed" xlink:actuate="onLoad" loext:mime-type="image/png">
            <text:p/>
          </draw:image>
        </draw:frame>
        <draw:frame draw:style-name="gr2" draw:text-style-name="P2" draw:layer="layout" svg:width="6.007cm" svg:height="4.953cm" svg:x="13.573cm" svg:y="11.795cm">
          <draw:image xlink:href="Pictures/100002010000013E000000E2CED4324AE712D04E.png" xlink:type="simple" xlink:show="embed" xlink:actuate="onLoad" loext:mime-type="image/png">
            <text:p/>
          </draw:image>
        </draw:frame>
        <draw:frame draw:style-name="gr2" draw:text-style-name="P2" draw:layer="layout" svg:width="4.95cm" svg:height="3.518cm" svg:x="14.589cm" svg:y="3.261cm">
          <draw:image xlink:href="Pictures/100002010000013E000000E28F9B177233A509DD.png" xlink:type="simple" xlink:show="embed" xlink:actuate="onLoad" loext:mime-type="image/png">
            <text:p/>
          </draw:image>
        </draw:frame>
        <draw:custom-shape draw:style-name="gr3" draw:text-style-name="P1" draw:layer="layout" svg:width="8.89cm" svg:height="19.59cm" svg:x="1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826cm" svg:height="1.651cm" svg:x="9.509cm" svg:y="3.286cm">
          <text:p text:style-name="P3">hg clone/pull </text:p>
          <draw:enhanced-geometry svg:viewBox="0 0 21600 21600" draw:text-areas="0 ?f0 ?f5 ?f2" draw:type="right-arrow" draw:modifiers="16334.3736819907 4930.126803672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8.009cm" svg:height="16.383cm" svg:x="1.381cm" svg:y="3.54cm">
          <draw:image xlink:href="Pictures/100000000000012A0000028C3B63531ED7348F27.png" xlink:type="simple" xlink:show="embed" xlink:actuate="onLoad" loext:mime-type="image/png">
            <text:p/>
          </draw:image>
        </draw:frame>
        <draw:frame draw:style-name="gr2" draw:text-style-name="P2" draw:layer="layout" svg:width="2.671cm" svg:height="2.936cm" svg:x="7.096cm" svg:y="17.495cm">
          <draw:image xlink:href="Pictures/10001B1D00000A7000000B790D72CC6EB89BAD3B.svg" xlink:type="simple" xlink:show="embed" xlink:actuate="onLoad" loext:mime-type="image/svg+xml">
            <text:p/>
          </draw:image>
          <draw:image xlink:href="Pictures/10000201000000650000006FFAFEE019445B8D37.png" xlink:type="simple" xlink:show="embed" xlink:actuate="onLoad" loext:mime-type="image/png"/>
        </draw:frame>
        <draw:custom-shape draw:style-name="gr5" draw:text-style-name="P6" draw:layer="layout" svg:width="8.001cm" svg:height="1.778cm" svg:x="1.381cm" svg:y="1.381cm">
          <text:p text:style-name="P5"><text:span text:style-name="T1">remote repository</text:span></text:p>
          <text:p text:style-name="P5"><text:span text:style-name="T2">https://www.octave.org/hg/octave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26cm" svg:height="1.651cm" svg:x="9.509cm" svg:y="4.81cm">
          <text:p text:style-name="P3">hg push</text:p>
          <draw:enhanced-geometry svg:viewBox="0 0 21600 21600" draw:text-areas="?f7 ?f0 21600 ?f2" draw:type="left-arrow" draw:modifiers="4864.13921690491 5060.048426150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1.903cm" svg:height="1.903cm" svg:x="10.398cm" svg:y="5.955cm">
          <draw:image xlink:href="Pictures/1000158700000B0F00000B0F363735B5139BA88E.svg" xlink:type="simple" xlink:show="embed" xlink:actuate="onLoad" loext:mime-type="image/svg+xml">
            <text:p/>
          </draw:image>
          <draw:image xlink:href="Pictures/100002010000006B0000006B5C94418756620D87.png" xlink:type="simple" xlink:show="embed" xlink:actuate="onLoad" loext:mime-type="image/png"/>
        </draw:frame>
        <draw:custom-shape draw:style-name="gr7" draw:text-style-name="P4" draw:layer="layout" svg:width="3.429cm" svg:height="0.889cm" svg:x="15.351cm" svg:y="4.683cm">
          <text:p text:style-name="P3">./bootstrap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937cm" svg:height="0.889cm" svg:x="14.335cm" svg:y="13.954cm">
          <text:p text:style-name="P8">make check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937cm" svg:height="0.889cm" svg:x="14.335cm" svg:y="12.811cm">
          <text:p text:style-name="P8">make -j4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81cm" svg:height="1.651cm" svg:x="18.399cm" svg:y="13.573cm">
          <text:p text:style-name="P3"><text:s/>make install</text:p>
          <draw:enhanced-geometry svg:viewBox="0 0 21600 21600" draw:text-areas="0 ?f0 ?f5 ?f2" draw:type="right-arrow" draw:modifiers="16334.3736819907 4930.126803672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9" draw:layer="layout" svg:width="4.826cm" svg:height="2.921cm" draw:transform="rotate (-1.5707963267949) translate (18.399cm 6.842cm)">
          <text:p text:style-name="P8">./configure</text:p>
          <text:p text:style-name="P8"><text:s text:c="2"/>--prefix=<text:span text:style-name="T3">InDir</text:span></text:p>
          <draw:enhanced-geometry svg:viewBox="0 0 21600 21600" draw:text-areas="0 ?f0 ?f5 ?f2" draw:type="right-arrow" draw:modifiers="16334.3736819907 4930.126803672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0" draw:layer="layout" svg:width="2.286cm" svg:height="2.286cm" svg:x="19.161cm" svg:y="16.74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958cm" svg:height="1.958cm" svg:x="19.362cm" svg:y="16.875cm">
          <draw:image xlink:href="Pictures/10000F7900001D4700001D471967602B2AC29287.svg" xlink:type="simple" xlink:show="embed" xlink:actuate="onLoad" loext:mime-type="image/svg+xml">
            <text:p/>
          </draw:image>
          <draw:image xlink:href="Pictures/100002010000011B0000011BF9164701C7376DD5.png" xlink:type="simple" xlink:show="embed" xlink:actuate="onLoad" loext:mime-type="image/png"/>
        </draw:frame>
        <draw:custom-shape draw:style-name="gr12" draw:text-style-name="P12" draw:layer="layout" svg:width="3.937cm" svg:height="1.397cm" svg:x="14.335cm" svg:y="16.748cm">
          <text:p text:style-name="P11"><text:span text:style-name="T4">build directory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6.35cm" svg:height="3.556cm" svg:x="19.542cm" svg:y="3.286cm">
          <text:p text:style-name="P11"><text:span text:style-name="T4">local repository</text:span></text:p>
          <text:p text:style-name="P13"><text:span text:style-name="T4"/></text:p>
          <text:p text:style-name="P13"><text:span text:style-name="T4"><text:s text:c="2"/></text:span><text:span text:style-name="T4">- customizations</text:span></text:p>
          <text:p text:style-name="P13"><text:span text:style-name="T1"><text:s text:c="2"/></text:span><text:span text:style-name="T1">- bug </text:span><text:span text:style-name="T4">fixing</text:span></text:p>
          <text:p text:style-name="P13"><text:span text:style-name="T4"><text:s text:c="2"/></text:span><text:span text:style-name="T4">- new features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4.064cm" svg:height="1.397cm" svg:x="22.336cm" svg:y="16.748cm">
          <text:p text:style-name="P11"><text:span text:style-name="T4">install directory</text:span></text:p>
          <text:p text:style-name="P11"><text:span text:style-name="T5">InDir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443cm" svg:height="1.156cm" svg:x="19.549cm" svg:y="3.301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8D000000715CBA5D03E4E82809.png" xlink:type="simple" xlink:show="embed" xlink:actuate="onLoad" loext:mime-type="image/png"/>
        </draw:frame>
        <draw:frame draw:style-name="gr2" draw:text-style-name="P2" draw:layer="layout" svg:width="0.799cm" svg:height="0.762cm" svg:x="2.233cm" svg:y="1.508cm">
          <draw:image xlink:href="Pictures/10000201000001B10000019DE7393C0BE8DC843C.png" xlink:type="simple" xlink:show="embed" xlink:actuate="onLoad" loext:mime-type="image/png">
            <text:p/>
          </draw:image>
        </draw:frame>
        <draw:custom-shape draw:style-name="gr8" draw:text-style-name="P4" draw:layer="layout" svg:width="3.937cm" svg:height="0.889cm" svg:x="14.335cm" svg:y="15.097cm">
          <text:p text:style-name="P3">./run-octave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4.064cm" svg:height="0.889cm" svg:x="22.336cm" svg:y="12.811cm">
          <text:p text:style-name="P8">./octave --gui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4.064cm" svg:height="0.889cm" svg:x="22.336cm" svg:y="13.954cm">
          <text:p text:style-name="P8">./octave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4.064cm" svg:height="0.889cm" svg:x="22.336cm" svg:y="15.097cm">
          <text:p text:style-name="P8">./octave-cli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8.382cm" svg:height="1.397cm" svg:x="16.24cm" svg:y="1.254cm">
          <text:p text:style-name="P14"><text:span text:style-name="T4">Linux machine works best <text:s/></text:span></text:p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0.993cm" svg:height="1.177cm" svg:x="16.748cm" svg:y="1.347cm">
          <draw:image xlink:href="Pictures/10000200000001090000013A4A8D96999C61DE5E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729fcf" draw:end-color="#ffffff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e" fo:country="BY" style:font-name-asian="DejaVu Sans" style:font-size-asian="24pt" style:language-asian="ja" style:country-asian="JP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3T12:13:08.052212731</meta:creation-date>
    <dc:date>2019-11-21T13:19:15.742447176</dc:date>
    <meta:editing-duration>PT41M43S</meta:editing-duration>
    <meta:editing-cycles>7</meta:editing-cycles>
    <meta:generator>LibreOffice/6.2.7.1$Linux_X86_64 LibreOffice_project/20$Build-1</meta:generator>
    <meta:document-statistic meta:object-count="29"/>
  </office:meta>
</office:document-meta>
</file>